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38B2AAF26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loext="urn:org:documentfoundation:names:experimental:office:xmlns:loext:1.0" xmlns:officeooo="http://openoffice.org/2009/office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A1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1.D1.1" style:family="table-column">
      <style:table-column-properties style:column-width="4.02cm"/>
    </style:style>
    <style:style style:name="Tabella1.D1.2" style:family="table-column">
      <style:table-column-properties style:column-width="8.149cm"/>
    </style:style>
    <style:style style:name="Tabella1.D1.1" style:family="table-row">
      <style:table-row-properties style:min-row-height="0.055cm"/>
    </style:style>
    <style:style style:name="Tabella1.D1.1.1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D1.2.1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2" style:family="table-row">
      <style:table-row-properties style:row-height="0.559cm"/>
    </style:style>
    <style:style style:name="Tabella1.A2" style:family="table-cell">
      <style:table-cell-properties fo:padding="0.097cm" fo:border="0.002cm solid #000000"/>
    </style:style>
    <style:style style:name="Tabella1.3" style:family="table-row">
      <style:table-row-properties style:min-row-height="6.906cm"/>
    </style:style>
    <style:style style:name="Tabel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4" style:family="table-row">
      <style:table-row-properties style:row-height="0.7cm"/>
    </style:style>
    <style:style style:name="Tabella1.5" style:family="table-row">
      <style:table-row-properties style:min-row-height="0.661cm"/>
    </style:style>
    <style:style style:name="Tabella1.A5" style:family="table-cell">
      <style:table-cell-properties fo:padding="0.097cm" fo:border-left="0.002cm solid #000000" fo:border-right="none" fo:border-top="none" fo:border-bottom="0.002cm solid #000000"/>
    </style:style>
    <style:style style:name="Tabella1.6" style:family="table-row">
      <style:table-row-properties style:row-height="0.61cm"/>
    </style:style>
    <style:style style:name="Tabella1.A6" style:family="table-cell">
      <style:table-cell-properties style:vertical-align="middle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7" style:family="table-cell">
      <style:table-cell-properties style:vertical-align="middle"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I7" style:family="table-cell">
      <style:table-cell-properties style:vertical-align="middle" fo:background-color="#e6e6ff" fo:padding="0.097cm" fo:border="0.002cm solid #000000">
        <style:background-image/>
      </style:table-cell-properties>
    </style:style>
    <style:style style:name="Tabella1.M7" style:family="table-cell">
      <style:table-cell-properties style:vertical-align="middle" fo:background-color="#e6e6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a1.A1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15" style:family="table-row">
      <style:table-row-properties style:min-row-height="0.011cm"/>
    </style:style>
    <style:style style:name="Tabella1.A15" style:family="table-cell">
      <style:table-cell-properties style:vertical-align="middle" fo:background-color="transparent" fo:padding="0.049cm" fo:border-left="0.002cm solid #cccccc" fo:border-right="none" fo:border-top="none" fo:border-bottom="0.002cm solid #cccccc">
        <style:background-image/>
      </style:table-cell-properties>
    </style:style>
    <style:style style:name="Tabella1.V15" style:family="table-cell">
      <style:table-cell-properties style:vertical-align="middle" fo:background-color="transparent" fo:padding="0.049cm" fo:border-left="0.002cm solid #cccccc" fo:border-right="0.002cm solid #cccccc" fo:border-top="none" fo:border-bottom="0.002cm solid #cccccc">
        <style:background-image/>
      </style:table-cell-properties>
    </style:style>
    <style:style style:name="Tabella1.A16" style:family="table-cell">
      <style:table-cell-properties fo:background-color="transparent" fo:padding="0.097cm" fo:border="0.002cm solid #000000">
        <style:background-image/>
      </style:table-cell-properties>
    </style:style>
    <style:style style:name="Tabella1.A18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a1.B18" style:family="table-cell">
      <style:table-cell-properties fo:background-color="transparent" fo:padding="0.049cm" fo:border-left="none" fo:border-right="none" fo:border-top="none" fo:border-bottom="0.002cm solid #000000">
        <style:background-image/>
      </style:table-cell-properties>
    </style:style>
    <style:style style:name="Tabella1.U18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la1.22" style:family="table-row">
      <style:table-row-properties style:row-height="0.656cm"/>
    </style:style>
    <style:style style:name="Tabella1.23" style:family="table-row">
      <style:table-row-properties style:min-row-height="0.55cm"/>
    </style:style>
    <style:style style:name="Tabella1.A23" style:family="table-cell">
      <style:table-cell-properties style:vertical-align="middle" fo:background-color="#e6e6ff" fo:padding="0cm" fo:border-left="0.002cm solid #666666" fo:border-right="none" fo:border-top="0.002cm solid #666666" fo:border-bottom="0.002cm solid #666666">
        <style:background-image/>
      </style:table-cell-properties>
    </style:style>
    <style:style style:name="Tabella1.U23" style:family="table-cell">
      <style:table-cell-properties style:vertical-align="middle" fo:background-color="#e6e6ff" fo:padding="0cm" fo:border="0.002cm solid #666666">
        <style:background-image/>
      </style:table-cell-properties>
    </style:style>
    <style:style style:name="Tabella1.24" style:family="table-row">
      <style:table-row-properties style:min-row-height="0.801cm"/>
    </style:style>
    <style:style style:name="Tabella1.A24" style:family="table-cell">
      <style:table-cell-properties fo:padding="0cm" fo:border-left="0.002cm solid #cccccc" fo:border-right="0.002cm solid #cccccc" fo:border-top="none" fo:border-bottom="0.002cm solid #cccccc"/>
    </style:style>
    <style:style style:name="Tabella1.A25" style:family="table-cell">
      <style:table-cell-properties fo:background-color="transparent" fo:padding="0.049cm" fo:border-left="0.002cm solid #cccccc" fo:border-right="none" fo:border-top="none" fo:border-bottom="0.002cm solid #cccccc">
        <style:background-image/>
      </style:table-cell-properties>
    </style:style>
    <style:style style:name="Tabella1.C25" style:family="table-cell">
      <style:table-cell-properties fo:padding="0.049cm" fo:border-left="0.002cm solid #cccccc" fo:border-right="none" fo:border-top="none" fo:border-bottom="0.002cm solid #cccccc"/>
    </style:style>
    <style:style style:name="Tabella1.U25" style:family="table-cell">
      <style:table-cell-properties fo:padding="0.049cm" fo:border-left="0.002cm solid #cccccc" fo:border-right="0.002cm solid #cccccc" fo:border-top="none" fo:border-bottom="0.002cm solid #cccccc"/>
    </style:style>
    <style:style style:name="Tabella1.27" style:family="table-row">
      <style:table-row-properties style:row-height="0.67cm"/>
    </style:style>
    <style:style style:name="Tabella1.A28" style:family="table-cell">
      <style:table-cell-properties fo:padding="0cm" fo:border-left="0.002cm solid #333333" fo:border-right="0.002cm solid #333333" fo:border-top="none" fo:border-bottom="0.002cm solid #333333"/>
    </style:style>
    <style:style style:name="Tabella1.A29" style:family="table-cell">
      <style:table-cell-properties fo:padding="0cm" fo:border="none"/>
    </style:style>
    <style:style style:name="Tabella1.30" style:family="table-row">
      <style:table-row-properties style:min-row-height="0.52cm"/>
    </style:style>
    <style:style style:name="Tabella1.A30" style:family="table-cell">
      <style:table-cell-properties style:vertical-align="middle" fo:background-color="#e6e6ff" fo:padding="0cm" fo:border-left="0.002cm solid #333333" fo:border-right="none" fo:border-top="0.002cm solid #333333" fo:border-bottom="0.002cm solid #333333">
        <style:background-image/>
      </style:table-cell-properties>
    </style:style>
    <style:style style:name="Tabella1.U30" style:family="table-cell">
      <style:table-cell-properties style:vertical-align="middle" fo:background-color="#e6e6ff" fo:padding="0cm" fo:border="0.002cm solid #333333">
        <style:background-image/>
      </style:table-cell-properties>
    </style:style>
    <style:style style:name="Tabella1.31" style:family="table-row">
      <style:table-row-properties style:row-height="0.66cm"/>
    </style:style>
    <style:style style:name="Tabella1.34" style:family="table-row">
      <style:table-row-properties style:min-row-height="0.66cm"/>
    </style:style>
    <style:style style:name="Tabella1.A34" style:family="table-cell">
      <style:table-cell-properties fo:background-color="transparent" fo:padding="0cm" fo:border="none">
        <style:background-image/>
      </style:table-cell-properties>
    </style:style>
    <style:style style:name="Tabella1.S34" style:family="table-cell">
      <style:table-cell-properties fo:background-color="transparent" fo:padding="0cm" fo:border-left="none" fo:border-right="none" fo:border-top="0.035cm solid #000000" fo:border-bottom="none">
        <style:background-image/>
      </style:table-cell-properties>
    </style:style>
    <style:style style:name="Tabella1.A35" style:family="table-cell">
      <style:table-cell-properties fo:padding="0cm" fo:border-left="0.002cm solid #cccccc" fo:border-right="0.002cm solid #cccccc" fo:border-top="none" fo:border-bottom="0.002cm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D1" style:family="table-cell">
      <style:table-cell-properties fo:background-color="#e6e6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fo:padding="0.097cm" fo:border-left="0.002cm solid #000000" fo:border-right="none" fo:border-top="none" fo:border-bottom="0.002cm solid #000000"/>
    </style:style>
    <style:style style:name="Tabella3.A5" style:family="table-cell">
      <style:table-cell-properties fo:padding="0.097cm" fo:border="none"/>
    </style:style>
    <style:style style:name="Tabella3.C5" style:family="table-cell">
      <style:table-cell-properties fo:padding="0.097cm" fo:border-left="0.002cm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officeooo:paragraph-rsid="0019d7f4" fo:margin-left="0cm" fo:margin-right="0.026cm" fo:margin-top="0cm" fo:margin-bottom="0cm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officeooo:paragraph-rsid="0034961b" fo:margin-left="0cm" fo:margin-right="0.026cm" fo:margin-top="0cm" fo:margin-bottom="0cm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officeooo:paragraph-rsid="0019d7f4" fo:margin-left="0cm" fo:margin-right="0.026cm" fo:margin-top="0cm" fo:margin-bottom="0cm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officeooo:paragraph-rsid="0019d7f4" fo:margin-left="0cm" fo:margin-right="0.026cm" fo:margin-top="0cm" fo:margin-bottom="0cm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officeooo:paragraph-rsid="0019d7f4" fo:margin-left="0cm" fo:margin-right="0.026cm" fo:margin-top="0cm" fo:margin-bottom="0cm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officeooo:rsid="002049cb" officeooo:paragraph-rsid="002049cb" fo:margin-left="0cm" fo:margin-right="0.026cm" fo:margin-top="0cm" fo:margin-bottom="0cm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officeooo:rsid="002494a3" officeooo:paragraph-rsid="002494a3" fo:margin-left="0cm" fo:margin-right="0.026cm" fo:margin-top="0cm" fo:margin-bottom="0cm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officeooo:rsid="0036a95d" officeooo:paragraph-rsid="0036a95d" fo:margin-left="0cm" fo:margin-right="0.026cm" fo:margin-top="0cm" fo:margin-bottom="0cm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Fram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officeooo:paragraph-rsid="0038a0af"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officeooo:rsid="00456d98" officeooo:paragraph-rsid="00456d98"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officeooo:paragraph-rsid="004499ab"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officeooo:paragraph-rsid="00116448"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>
      <style:paragraph-properties officeooo:paragraph-rsid="0044edc5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officeooo:paragraph-rsid="001578e6" fo:margin-left="0cm" fo:margin-right="0cm" fo:margin-top="0cm" fo:margin-bottom="0cm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officeooo:paragraph-rsid="0015826c" fo:margin-left="0cm" fo:margin-right="0cm" fo:margin-top="0cm" fo:margin-bottom="0cm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officeooo:rsid="0016771b" officeooo:paragraph-rsid="0016771b" fo:margin-left="0cm" fo:margin-right="0cm" fo:margin-top="0cm" fo:margin-bottom="0cm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Standard" style:master-page-name="">
      <style:paragraph-properties loext:contextual-spacing="false" fo:margin-left="0cm" fo:margin-right="0cm" fo:margin-top="0cm" fo:margin-bottom="0cm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1" style:family="paragraph" style:parent-style-name="Standard" style:master-page-name="">
      <style:paragraph-properties loext:contextual-spacing="false" fo:margin-left="0cm" fo:margin-right="0cm" fo:margin-top="0cm" fo:margin-bottom="0cm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officeooo:paragraph-rsid="0015826c" fo:margin-left="0cm" fo:margin-right="0cm" fo:margin-top="0cm" fo:margin-bottom="0cm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loext:contextual-spacing="false"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loext:contextual-spacing="false"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loext:contextual-spacing="false"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loext:contextual-spacing="false" fo:margin-left="0cm" fo:margin-right="0.026cm" fo:margin-top="0cm" fo:margin-bottom="0.3cm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loext:contextual-spacing="false"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loext:contextual-spacing="false"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loext:contextual-spacing="false"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loext:contextual-spacing="false"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 style:master-page-name="">
      <style:paragraph-properties loext:contextual-spacing="false" fo:margin-left="0cm" fo:margin-right="0.026cm" fo:margin-top="0cm" fo:margin-bottom="0.3cm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loext:contextual-spacing="false" fo:margin-left="0cm" fo:margin-right="0.026cm" fo:margin-top="0cm" fo:margin-bottom="0.3cm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loext:contextual-spacing="false" fo:margin-left="0cm" fo:margin-right="0.026cm" fo:margin-top="0cm" fo:margin-bottom="0.3cm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4" style:family="paragraph" style:parent-style-name="Table_20_Contents" style:master-page-name="">
      <style:paragraph-properties loext:contextual-spacing="false" fo:margin-left="0cm" fo:margin-right="0.026cm" fo:margin-top="0cm" fo:margin-bottom="0.3cm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loext:contextual-spacing="false" fo:margin-left="0cm" fo:margin-right="0.026cm" fo:margin-top="0cm" fo:margin-bottom="0.3cm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loext:contextual-spacing="false" fo:margin-left="0cm" fo:margin-right="0.026cm" fo:margin-top="0cm" fo:margin-bottom="0.3cm" fo:line-height="150%" fo:text-align="end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Table_20_Contents" style:master-page-name="">
      <style:paragraph-properties loext:contextual-spacing="false" fo:margin-left="0cm" fo:margin-right="0.026cm" fo:margin-top="0cm" fo:margin-bottom="0.3cm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Table_20_Contents" style:master-page-name="">
      <style:paragraph-properties loext:contextual-spacing="false" fo:margin-left="0cm" fo:margin-right="0.026cm" fo:margin-top="0cm" fo:margin-bottom="0.3cm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Table_20_Contents" style:master-page-name="">
      <style:paragraph-properties loext:contextual-spacing="false" fo:margin-left="0cm" fo:margin-right="0.026cm" fo:margin-top="0cm" fo:margin-bottom="0.3cm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Table_20_Contents" style:master-page-name="">
      <style:paragraph-properties loext:contextual-spacing="false" fo:margin-left="0cm" fo:margin-right="0.026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loext:contextual-spacing="false" fo:margin-left="0cm" fo:margin-right="0.026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loext:contextual-spacing="false" fo:margin-left="0cm" fo:margin-right="0.026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loext:contextual-spacing="false" fo:margin-left="0cm" fo:margin-right="0.026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loext:contextual-spacing="false" fo:margin-left="0cm" fo:margin-right="0.026cm" fo:margin-top="0cm" fo:margin-bottom="0cm" fo:line-height="10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 style:master-page-name="">
      <style:paragraph-properties loext:contextual-spacing="false" fo:margin-left="0cm" fo:margin-right="0.026cm" fo:margin-top="0cm" fo:margin-bottom="0cm" fo:line-height="10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Table_20_Contents" style:master-page-name="">
      <style:paragraph-properties officeooo:paragraph-rsid="003155c8" fo:margin-left="0cm" fo:margin-right="0.026cm" fo:margin-top="0cm" fo:margin-bottom="0cm" fo:line-height="10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 style:master-page-name="">
      <style:paragraph-properties officeooo:paragraph-rsid="000dd36b" fo:margin-left="0cm" fo:margin-right="0.026cm" fo:margin-top="0cm" fo:margin-bottom="0cm" fo:line-height="100%" fo:text-align="end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 style:master-page-name="">
      <style:paragraph-properties officeooo:paragraph-rsid="000ebae6" fo:margin-left="0cm" fo:margin-right="0.026cm" fo:margin-top="0cm" fo:margin-bottom="0cm" fo:line-height="100%" fo:text-align="end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 style:master-page-name="">
      <style:paragraph-properties officeooo:rsid="002049cb" officeooo:paragraph-rsid="002049cb" fo:margin-left="0cm" fo:margin-right="0.026cm" fo:margin-top="0cm" fo:margin-bottom="0cm" fo:line-height="10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Table_20_Contents" style:master-page-name="">
      <style:paragraph-properties officeooo:paragraph-rsid="002049cb" fo:margin-left="0cm" fo:margin-right="0.026cm" fo:margin-top="0cm" fo:margin-bottom="0cm" fo:line-height="10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Table_20_Contents" style:master-page-name="">
      <style:paragraph-properties officeooo:paragraph-rsid="002494a3" fo:margin-left="0cm" fo:margin-right="0.026cm" fo:margin-top="0cm" fo:margin-bottom="0cm" fo:line-height="10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 style:master-page-name="">
      <style:paragraph-properties officeooo:paragraph-rsid="0034961b" fo:margin-left="0cm" fo:margin-right="0.026cm" fo:margin-top="0cm" fo:margin-bottom="0cm" fo:line-height="10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2" style:family="paragraph" style:parent-style-name="Table_20_Contents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3" style:family="paragraph" style:parent-style-name="Table_20_Contents" style:master-page-name="">
      <style:paragraph-properties officeooo:paragraph-rsid="0041b973"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4" style:family="paragraph" style:parent-style-name="Table_20_Contents" style:master-page-name="">
      <style:paragraph-properties officeooo:paragraph-rsid="001578e6" fo:margin-left="0cm" fo:margin-right="0cm" fo:margin-top="0cm" fo:margin-bottom="0cm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5" style:family="paragraph" style:parent-style-name="Table_20_Contents" style:master-page-name="">
      <style:paragraph-properties officeooo:paragraph-rsid="00329c2d" fo:margin-left="0cm" fo:margin-right="0cm" fo:margin-top="0cm" fo:margin-bottom="0cm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6" style:family="paragraph" style:parent-style-name="Table_20_Contents" style:master-page-name="">
      <style:paragraph-properties officeooo:paragraph-rsid="00329c2d" fo:margin-left="0cm" fo:margin-right="0cm" fo:margin-top="0cm" fo:margin-bottom="0cm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7" style:family="paragraph" style:parent-style-name="Table_20_Contents" style:master-page-name="">
      <style:paragraph-properties officeooo:paragraph-rsid="002989cf" fo:margin-left="0cm" fo:margin-right="0cm" fo:margin-top="0cm" fo:margin-bottom="0cm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8" style:family="paragraph" style:parent-style-name="Table_20_Contents" style:master-page-name="">
      <style:paragraph-properties officeooo:paragraph-rsid="000fcb78" fo:margin-left="0cm" fo:margin-right="0.03cm" fo:margin-top="0cm" fo:margin-bottom="0cm" fo:line-height="100%" fo:text-align="end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3333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ff3333" officeooo:rsid="000dfbaa"/>
    </style:style>
    <style:style style:name="T12" style:family="text">
      <style:text-properties fo:color="#ff3333" fo:font-size="10pt" fo:font-weight="normal" style:font-size-asian="10pt" style:font-weight-asian="normal" style:font-size-complex="10pt" style:font-weight-complex="normal" officeooo:rsid="000fcb78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>
          <table:table-cell table:style-name="Tabella1.A1" table:number-columns-spanned="3" office:value-type="string">
            <text:p text:style-name="P10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number-columns-spanned="14">
            <table:table table:is-sub-table="true">
              <table:table-column table:style-name="Tabella1.D1.1"/>
              <table:table-column table:style-name="Tabella1.D1.2"/>
              <table:table-row table:style-name="Tabella1.D1.1">
                <table:table-cell table:style-name="Tabella1.D1.1.1" office:value-type="string">
                  <text:p text:style-name="P17">SCHEDA COMMERCIALE</text:p>
                </table:table-cell>
                <table:table-cell table:style-name="Tabella1.D1.2.1" office:value-type="string">
                  <text:p text:style-name="P11">Stagione <text:span text:style-name="T4"><text:placeholder text:placeholder-type="text">&lt;o.season_id&gt;</text:placeholder></text:span></text:p>
                </table:table-cell>
              </table:table-row>
              <table:table-row table:style-name="Tabella1.D1.1">
                <table:table-cell table:style-name="Tabella1.D1.1.1" office:value-type="string">
                  <text:p text:style-name="P12">Data <text:span text:style-name="T1"><text:placeholder text:placeholder-type="text">&lt;formatLang(o.write_date, date=True) if o.date else ""&gt;</text:placeholder></text:span></text:p>
                </table:table-cell>
                <table:table-cell table:style-name="Tabella1.D1.2.1" office:value-type="string">
                  <text:p text:style-name="P10">Tg. <text:span text:style-name="T4"><text:placeholder text:placeholder-type="text">&lt;o.size_base&gt;</text:placeholder>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table:number-columns-spanned="5" office:value-type="string">
            <text:p text:style-name="P18"><text:placeholder text:placeholder-type="text">&lt;o.model&gt;</text:placeholder><text:span text:style-name="T7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22" office:value-type="string">
            <text:p text:style-name="P41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31"><draw:frame draw:style-name="fr1" draw:name="image:asimage(o.draw_image_a)" text:anchor-type="as-char" fo:min-width="18.75cm" style:rel-width="scale" svg:height="8.003cm" style:rel-height="95%" draw:z-index="0"><draw:text-box><text:p text:style-name="P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3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14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5" table:number-columns-spanned="5" office:value-type="string">
            <text:p text:style-name="P14">Utente di rif.: <text:span text:style-name="T5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A3" table:number-columns-spanned="8" office:value-type="string">
            <text:p text:style-name="P26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6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12">Cliente</text:p>
          </table:table-cell>
          <table:covered-table-cell/>
          <table:table-cell table:style-name="Tabella1.A7" table:number-columns-spanned="2" office:value-type="string">
            <text:p text:style-name="P12">Tessuto</text:p>
          </table:table-cell>
          <table:covered-table-cell/>
          <table:table-cell table:style-name="Tabella1.A7" table:number-columns-spanned="4" office:value-type="string">
            <text:p text:style-name="P12">Fornitore</text:p>
          </table:table-cell>
          <table:covered-table-cell/>
          <table:covered-table-cell/>
          <table:covered-table-cell/>
          <table:table-cell table:style-name="Tabella1.I7" table:number-columns-spanned="4" office:value-type="string">
            <text:p text:style-name="P12">Articolo</text:p>
          </table:table-cell>
          <table:covered-table-cell/>
          <table:covered-table-cell/>
          <table:covered-table-cell/>
          <table:table-cell table:style-name="Tabella1.M7" table:number-columns-spanned="4" office:value-type="string">
            <text:p text:style-name="P12">Composizione</text:p>
            <text:p text:style-name="P12"/>
            <text:p text:style-name="P12">Composizione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12">Simb.</text:p>
          </table:table-cell>
          <table:covered-table-cell/>
          <table:covered-table-cell/>
          <table:table-cell table:style-name="Tabella1.A7" table:number-columns-spanned="2" office:value-type="string">
            <text:p text:style-name="P12">H.</text:p>
          </table:table-cell>
          <table:covered-table-cell/>
          <table:table-cell table:style-name="Tabella1.I7" office:value-type="string">
            <text:p text:style-name="P12">Q.tà</text:p>
          </table:table-cell>
        </table:table-row>
        <table:table-row table:style-name="Tabella1.6">
          <table:table-cell table:style-name="Tabella1.A6" table:number-columns-spanned="22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6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12">Cliente</text:p>
          </table:table-cell>
          <table:covered-table-cell/>
          <table:table-cell table:style-name="Tabella1.A7" table:number-columns-spanned="3" office:value-type="string">
            <text:p text:style-name="P12">Tessuto</text:p>
          </table:table-cell>
          <table:covered-table-cell/>
          <table:covered-table-cell/>
          <table:table-cell table:style-name="Tabella1.A7" table:number-columns-spanned="2" office:value-type="string">
            <text:p text:style-name="P12">Fornitore</text:p>
          </table:table-cell>
          <table:covered-table-cell/>
          <table:table-cell table:style-name="Tabella1.A7" table:number-columns-spanned="3" office:value-type="string">
            <text:p text:style-name="P12">Articolo</text:p>
          </table:table-cell>
          <table:covered-table-cell/>
          <table:covered-table-cell/>
          <table:table-cell table:style-name="Tabella1.A7" table:number-columns-spanned="5" office:value-type="string">
            <text:p text:style-name="P12">Composiz.</text:p>
          </table:table-cell>
          <table:covered-table-cell/>
          <table:covered-table-cell/>
          <table:covered-table-cell/>
          <table:covered-table-cell/>
          <table:table-cell table:style-name="Tabella1.A7" table:number-columns-spanned="2" office:value-type="string">
            <text:p text:style-name="P12">Simboli</text:p>
          </table:table-cell>
          <table:covered-table-cell/>
          <table:table-cell table:style-name="Tabella1.A7" office:value-type="string">
            <text:p text:style-name="P12">Q.tà</text:p>
          </table:table-cell>
          <table:table-cell table:style-name="Tabella1.A7" table:number-columns-spanned="2" office:value-type="string">
            <text:p text:style-name="P12">H.</text:p>
          </table:table-cell>
          <table:covered-table-cell/>
          <table:table-cell table:style-name="Tabella1.I7" table:number-columns-spanned="2" office:value-type="string">
            <text:p text:style-name="P12">Totale</text:p>
          </table:table-cell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22" office:value-type="string">
            <text:p text:style-name="P33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22" office:value-type="string">
            <text:p text:style-name="P33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22" office:value-type="string">
            <text:p text:style-name="P6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12">T</text:p>
          </table:table-cell>
          <table:table-cell table:style-name="Tabella1.A15" office:value-type="string">
            <text:p text:style-name="P15"><text:placeholder text:placeholder-type="text">&lt;l.partner_id&gt;</text:placeholder></text:p>
          </table:table-cell>
          <table:table-cell table:style-name="Tabella1.A15" table:number-columns-spanned="2" office:value-type="string">
            <text:p text:style-name="P15"><text:placeholder text:placeholder-type="text">&lt;l.fabric_id.code&gt;</text:placeholder></text:p>
          </table:table-cell>
          <table:covered-table-cell/>
          <table:table-cell table:style-name="Tabella1.A15" table:number-columns-spanned="4" office:value-type="string">
            <text:p text:style-name="P19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20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15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5" table:number-columns-spanned="3" office:value-type="string">
            <text:p text:style-name="P25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19"><text:placeholder text:placeholder-type="text">&lt;l.h_fabric&gt;</text:placeholder></text:p>
          </table:table-cell>
          <table:covered-table-cell/>
          <table:table-cell table:style-name="Tabella1.V15" office:value-type="string">
            <text:p text:style-name="P19"><text:placeholder text:placeholder-type="text">&lt;l.mt_fabric&gt;</text:placeholder></text:p>
          </table:table-cell>
        </table:table-row>
        <table:table-row table:style-name="Tabella1.6">
          <table:table-cell table:style-name="Tabella1.A16" table:number-columns-spanned="22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22" office:value-type="string">
            <text:p text:style-name="P6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8" office:value-type="string">
            <text:p text:style-name="P12">T</text:p>
          </table:table-cell>
          <table:table-cell table:style-name="Tabella1.B18" office:value-type="string">
            <text:p text:style-name="P16"><text:placeholder text:placeholder-type="text">&lt;l.partner_id&gt;</text:placeholder></text:p>
          </table:table-cell>
          <table:table-cell table:style-name="Tabella1.A18" table:number-columns-spanned="3" office:value-type="string">
            <text:p text:style-name="P15"><text:placeholder text:placeholder-type="text">&lt;l.fabric_id.code&gt;</text:placeholder></text:p>
          </table:table-cell>
          <table:covered-table-cell/>
          <table:covered-table-cell/>
          <table:table-cell table:style-name="Tabella1.A18" table:number-columns-spanned="2" office:value-type="string">
            <text:p text:style-name="P19"><text:placeholder text:placeholder-type="text">&lt;l.supplier_id.name if l.supplier_id else ''&gt;</text:placeholder></text:p>
          </table:table-cell>
          <table:covered-table-cell/>
          <table:table-cell table:style-name="Tabella1.A18" table:number-columns-spanned="3" office:value-type="string">
            <text:p text:style-name="P20"><text:placeholder text:placeholder-type="text">&lt;l.article_code or ''&gt;</text:placeholder></text:p>
          </table:table-cell>
          <table:covered-table-cell/>
          <table:covered-table-cell/>
          <table:table-cell table:style-name="Tabella1.A18" table:number-columns-spanned="5" office:value-type="string">
            <text:p text:style-name="P15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A18" table:number-columns-spanned="2" office:value-type="string">
            <text:p text:style-name="P43"><text:placeholder text:placeholder-type="text">&lt;l.symbol_fabric if l.symbol_fabric else l.fabric_id.symbol&gt;</text:placeholder></text:p>
          </table:table-cell>
          <table:covered-table-cell/>
          <table:table-cell table:style-name="Tabella1.A18" office:value-type="string">
            <text:p text:style-name="P44"><text:placeholder text:placeholder-type="text">&lt;l.mt_fabric&gt;</text:placeholder></text:p>
          </table:table-cell>
          <table:table-cell table:style-name="Tabella1.A18" table:number-columns-spanned="2" office:value-type="string">
            <text:p text:style-name="P44"><text:placeholder text:placeholder-type="text">&lt;l.h_fabric&gt;</text:placeholder></text:p>
          </table:table-cell>
          <table:covered-table-cell/>
          <table:table-cell table:style-name="Tabella1.U18" table:number-columns-spanned="2" office:value-type="string">
            <text:p text:style-name="P46"><text:placeholder text:placeholder-type="text">&lt;"%10.4f €" % ((l.cost or 0.0) * (l.mt_fabric or 0.0))&gt;</text:placeholder></text:p>
          </table:table-cell>
          <table:covered-table-cell/>
        </table:table-row>
        <table:table-row table:style-name="Tabella1.6">
          <table:table-cell table:style-name="Tabella1.A12" table:number-columns-spanned="22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22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22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3" table:number-columns-spanned="22" office:value-type="string">
            <text:p text:style-name="P63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" office:value-type="string">
            <text:p text:style-name="P12">Tipo</text:p>
          </table:table-cell>
          <table:covered-table-cell/>
          <table:table-cell table:style-name="Tabella1.A23" table:number-columns-spanned="4" office:value-type="string">
            <text:p text:style-name="P12">Fornitore</text:p>
          </table:table-cell>
          <table:covered-table-cell/>
          <table:covered-table-cell/>
          <table:covered-table-cell/>
          <table:table-cell table:style-name="Tabella1.A23" table:number-columns-spanned="11" office:value-type="string">
            <text:p text:style-name="P12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3" office:value-type="string">
            <text:p text:style-name="P12">H</text:p>
          </table:table-cell>
          <table:table-cell table:style-name="Tabella1.A23" table:number-columns-spanned="2" office:value-type="string">
            <text:p text:style-name="P12">Q.tà</text:p>
          </table:table-cell>
          <table:covered-table-cell/>
          <table:table-cell table:style-name="Tabella1.U23" table:number-columns-spanned="2" office:value-type="string">
            <text:p text:style-name="P12">Colore</text:p>
          </table:table-cell>
          <table:covered-table-cell/>
        </table:table-row>
        <table:table-row table:style-name="Tabella1.24">
          <table:table-cell table:style-name="Tabella1.A24" table:number-columns-spanned="22" office:value-type="string">
            <text:p text:style-name="P37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25" office:value-type="string">
            <text:p text:style-name="P24"><text:placeholder text:placeholder-type="text">&lt;l.code&gt;</text:placeholder></text:p>
          </table:table-cell>
          <table:table-cell table:style-name="Tabella1.A25" office:value-type="string">
            <text:p text:style-name="P21"><text:placeholder text:placeholder-type="text">&lt;l.accessory_id&gt;</text:placeholder></text:p>
          </table:table-cell>
          <table:table-cell table:style-name="Tabella1.C25" table:number-columns-spanned="4" office:value-type="string">
            <text:p text:style-name="P21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C25" table:number-columns-spanned="11" office:value-type="string">
            <text:p text:style-name="P22"><text:placeholder text:placeholder-type="text">&lt;l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C25" office:value-type="string">
            <text:p text:style-name="P23"><text:placeholder text:placeholder-type="text">&lt;l.h&gt;</text:placeholder></text:p>
          </table:table-cell>
          <table:table-cell table:style-name="Tabella1.C25" table:number-columns-spanned="2" office:value-type="string">
            <text:p text:style-name="P23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25" table:number-columns-spanned="2" office:value-type="string">
            <text:p text:style-name="P23"/>
          </table:table-cell>
          <table:covered-table-cell/>
        </table:table-row>
        <table:table-row table:style-name="Tabella1.5">
          <table:table-cell table:style-name="Tabella1.A24" table:number-columns-spanned="22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4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8" table:number-columns-spanned="22" office:value-type="string">
            <text:p text:style-name="P41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9" table:number-columns-spanned="22" office:value-type="string">
            <text:p text:style-name="P50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2" office:value-type="string">
            <text:p text:style-name="P12">Tipo</text:p>
          </table:table-cell>
          <table:covered-table-cell/>
          <table:table-cell table:style-name="Tabella1.A30" table:number-columns-spanned="4" office:value-type="string">
            <text:p text:style-name="P12">Fornitore</text:p>
          </table:table-cell>
          <table:covered-table-cell/>
          <table:covered-table-cell/>
          <table:covered-table-cell/>
          <table:table-cell table:style-name="Tabella1.A30" table:number-columns-spanned="5" office:value-type="string">
            <text:p text:style-name="P12">Articolo</text:p>
          </table:table-cell>
          <table:covered-table-cell/>
          <table:covered-table-cell/>
          <table:covered-table-cell/>
          <table:covered-table-cell/>
          <table:table-cell table:style-name="Tabella1.A30" table:number-columns-spanned="2" office:value-type="string">
            <text:p text:style-name="P12">H</text:p>
          </table:table-cell>
          <table:covered-table-cell/>
          <table:table-cell table:style-name="Tabella1.A30" table:number-columns-spanned="4" office:value-type="string">
            <text:p text:style-name="P13">Tono</text:p>
          </table:table-cell>
          <table:covered-table-cell/>
          <table:covered-table-cell/>
          <table:covered-table-cell/>
          <table:table-cell table:style-name="Tabella1.A30" office:value-type="string">
            <text:p text:style-name="P12">Q.tà</text:p>
          </table:table-cell>
          <table:table-cell table:style-name="Tabella1.A30" table:number-columns-spanned="2" office:value-type="string">
            <text:p text:style-name="P12">Prezzo</text:p>
          </table:table-cell>
          <table:covered-table-cell/>
          <table:table-cell table:style-name="Tabella1.U30" table:number-columns-spanned="2" office:value-type="string">
            <text:p text:style-name="P12">Totale</text:p>
          </table:table-cell>
          <table:covered-table-cell/>
        </table:table-row>
        <table:table-row table:style-name="Tabella1.31">
          <table:table-cell table:style-name="Tabella1.A24" table:number-columns-spanned="22" office:value-type="string">
            <text:p text:style-name="P37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25" office:value-type="string">
            <text:p text:style-name="P72"><text:span text:style-name="T6"><text:placeholder text:placeholder-type="text">&lt;l.code&gt;</text:placeholder></text:span><text:span text:style-name="T6"> </text:span></text:p>
          </table:table-cell>
          <table:table-cell table:style-name="Tabella1.A25" office:value-type="string">
            <text:p text:style-name="P50"><text:placeholder text:placeholder-type="text">&lt;l.accessory_id&gt;</text:placeholder></text:p>
          </table:table-cell>
          <table:table-cell table:style-name="Tabella1.C25" table:number-columns-spanned="4" office:value-type="string">
            <text:p text:style-name="P50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C25" table:number-columns-spanned="5" office:value-type="string">
            <text:p text:style-name="P50"><text:placeholder text:placeholder-type="text">&lt;l.name or l.extra or ''&gt;</text:placeholder></text:p>
          </table:table-cell>
          <table:covered-table-cell/>
          <table:covered-table-cell/>
          <table:covered-table-cell/>
          <table:covered-table-cell/>
          <table:table-cell table:style-name="Tabella1.C25" table:number-columns-spanned="2" office:value-type="string">
            <text:p text:style-name="P54"><text:placeholder text:placeholder-type="text">&lt;l.h&gt;</text:placeholder></text:p>
          </table:table-cell>
          <table:covered-table-cell/>
          <table:table-cell table:style-name="Tabella1.C25" table:number-columns-spanned="4" office:value-type="string">
            <text:p text:style-name="P54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C25" office:value-type="string">
            <text:p text:style-name="P56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5"><text:placeholder text:placeholder-type="text">&lt;l.quantity&gt;</text:placeholder></text:span><text:placeholder text:placeholder-type="text">&lt;/if&gt;</text:placeholder></text:p>
          </table:table-cell>
          <table:table-cell table:style-name="Tabella1.C25" table:number-columns-spanned="2" office:value-type="string">
            <text:p text:style-name="P57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1">&gt;&gt;</text:span><text:span text:style-name="T10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25" table:number-columns-spanned="2" office:value-type="string">
            <text:p text:style-name="P58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1">
          <table:table-cell table:style-name="Tabella1.A29" table:number-columns-spanned="22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34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59">Costo</text:p>
                </table:table-cell>
                <table:table-cell table:style-name="Tabella3.A1" office:value-type="string">
                  <text:p text:style-name="P6">Importo</text:p>
                </table:table-cell>
                <table:table-cell table:style-name="Tabella3.A1" office:value-type="string">
                  <text:p text:style-name="P6">Note</text:p>
                </table:table-cell>
                <table:table-cell table:style-name="Tabella3.D1" office:value-type="string">
                  <text:p text:style-name="P7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60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3"><text:placeholder text:placeholder-type="text">&lt;cost.cost_id.name&gt;</text:placeholder></text:p>
                </table:table-cell>
                <table:table-cell table:style-name="Tabella3.A3" office:value-type="string">
                  <text:p text:style-name="P4"><text:placeholder text:placeholder-type="text">&lt;cost.value&gt;</text:placeholder></text:p>
                </table:table-cell>
                <table:table-cell table:style-name="Tabella3.A3" office:value-type="string">
                  <text:p text:style-name="P5"><text:placeholder text:placeholder-type="text">&lt;cost.note&gt;</text:placeholder></text:p>
                </table:table-cell>
                <table:table-cell table:style-name="Tabella3.A2" office:value-type="string">
                  <text:p text:style-name="P61"><text:placeholder text:placeholder-type="text">&lt;for each="pl in cost.pricelist_ids"&gt;</text:placeholder><text:span text:style-name="T14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8">TOTALE</text:p>
                </table:table-cell>
                <table:table-cell table:style-name="Tabella3.A3" office:value-type="string">
                  <text:p text:style-name="P62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5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4" table:number-columns-spanned="4" office:value-type="string">
            <text:p text:style-name="P78"><text:span text:style-name="T13"><text:placeholder text:placeholder-type="text">&lt;if test="how_much_zero(o.accessory_rel_ids) &gt;=2"&gt;</text:placeholder></text:span><text:span text:style-name="T12">&gt;&gt;</text:span><text:span text:style-name="T9"><text:placeholder text:placeholder-type="text">&lt;"%10.4f € " % (get_counter('total'))&gt;</text:placeholder></text:span><text:span text:style-name="T13"><text:placeholder text:placeholder-type="text">&lt;/if&gt;</text:placeholder></text:span><text:span text:style-name="T13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3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1">
          <table:table-cell table:style-name="Tabella1.A35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73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74"><text:span text:style-name="T8">Tagliare n:</text:span> <text:placeholder text:placeholder-type="text">&lt;o.cut&gt;</text:placeholder></text:p>
          </table:table-cell>
          <table:table-cell table:style-name="Tabella2.A2" office:value-type="string">
            <text:p text:style-name="P75"><text:span text:style-name="T8">Tg: </text:span><text:placeholder text:placeholder-type="text">&lt;o.size&gt;</text:placeholder></text:p>
          </table:table-cell>
          <table:table-cell table:style-name="Tabella2.A1" office:value-type="string">
            <text:p text:style-name="P75"><text:span text:style-name="T8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77"><text:placeholder text:placeholder-type="text">&lt;/if&gt;</text:placeholder></text:p>
          </table:table-cell>
          <table:covered-table-cell/>
          <table:covered-table-cell/>
        </table:table-row>
      </table:table>
      <text:p text:style-name="P32"><text:placeholder text:placeholder-type="text">&lt;if test="not is_last(o.id)"&gt;</text:placeholder></text:p>
      <text:p text:style-name="P28"/>
      <text:p text:style-name="P29"><text:s/></text:p>
      <text:p text:style-name="P28"><text:placeholder text:placeholder-type="text">&lt;/if&gt;</text:placeholder></text:p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loext="urn:org:documentfoundation:names:experimental:office:xmlns:loext:1.0" xmlns:officeooo="http://openoffice.org/2009/office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0.499cm" fo:margin-left="0.499cm" fo:margin-right="0.499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10-06-01T12:19:36</meta:creation-date>
    <dc:date>2017-07-26T17:00:52</dc:date>
    <dc:language>en-US</dc:language>
    <meta:editing-cycles>450</meta:editing-cycles>
    <meta:editing-duration>P1DT17H41M3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4" meta:paragraph-count="122" meta:word-count="54" meta:character-count="441"/>
  </office:meta>
</office:document-meta>
</file>